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IBM Plex Sans Devanagari1" svg:font-family="'IBM Plex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1" style:family="text">
      <style:text-properties officeooo:rsid="000570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class{article}</text:p>
      <text:p text:style-name="Standard">\usepackage[utf8]{inputenc}</text:p>
      <text:p text:style-name="Standard"/>
      <text:p text:style-name="Standard">\title{Covid19}</text:p>
      <text:p text:style-name="Standard">\author{Shiori Uji}</text:p>
      <text:p text:style-name="Standard">\date{April 29, 2020}</text:p>
      <text:p text:style-name="Standard"/>
      <text:p text:style-name="Standard">\usepackage{natbib}</text:p>
      <text:p text:style-name="Standard">\usepackage{graphicx}</text:p>
      <text:p text:style-name="Standard"/>
      <text:p text:style-name="Standard">\begin{document}</text:p>
      <text:p text:style-name="Standard"/>
      <text:p text:style-name="Standard">\maketitle</text:p>
      <text:p text:style-name="Standard"/>
      <text:p text:style-name="Standard">\section{Introduction}</text:p>
      <text:p text:style-name="Standard">started in Wuhan, China around January, to the world</text:p>
      <text:p text:style-name="Standard">exponential speed of spread</text:p>
      <text:p text:style-name="Standard">managers who are planning the production of medical supplies</text:p>
      <text:p text:style-name="Standard">managers who worries cash flow while governments ask them to close their store</text:p>
      <text:p text:style-name="Standard"/>
      <text:p text:style-name="Standard">\section{Interest}</text:p>
      <text:p text:style-name="Standard">where you discuss the business problem and who would be interested in this project.</text:p>
      <text:p text:style-name="Standard">the target of this research is to expect theoretical number of infected persons</text:p>
      <text:p text:style-name="Standard"/>
      <text:p text:style-name="Standard">if no effort of prevention protection, the number of cases depends on the case one day before the day</text:p>
      <text:p text:style-name="Standard"/>
      <text:p text:style-name="Standard">at initial phase in spreading, there is enough supply of test kits to inspect people who want to</text:p>
      <text:p text:style-name="Standard">however, at the latter phase, they are distributed to those who have high possibility of positivity</text:p>
      <text:p text:style-name="Standard">thus government cannot always grasp the actual number of infected people</text:p>
      <text:p text:style-name="Standard">I have strong interest in Japan, where there are not enough test kits as Korea and Singapore.</text:p>
      <text:p text:style-name="Standard">As of hogehoge, Japanese government recognize @ cases, that is not large as Italy and France.</text:p>
      <text:p text:style-name="Standard">in order to examine the number of potential cases in Japan, I could examine the trend of Italy and US where the largest number of cases reported as of today, and compare the gap between Japan and these two countries.</text:p>
      <text:p text:style-name="Standard"/>
      <text:p text:style-name="Standard">\section{Data set}</text:p>
      <text:p text:style-name="Standard">where you describe the data that will be used to solve the problem and the source of the data.</text:p>
      <text:p text:style-name="Standard">kaggle competition</text:p>
      <text:p text:style-name="Standard">week 2, the data set till the end of march</text:p>
      <text:p text:style-name="Standard">https://www.kaggle.com/c/covid19-global-forecasting-week-2/data</text:p>
      <text:p text:style-name="Standard"/>
      <text:p text:style-name="Standard">\section{Methodology section}</text:p>
      <text:p text:style-name="Standard">1.1 Exploratory Data analysis</text:p>
      <text:p text:style-name="Standard">iwhich represents the main component of the report where you discuss and describe any exploratory data analysis that you did, any inferential statistical testing that you performed, if any, and what machine learnings were used and why.</text:p>
      <text:p text:style-name="Standard"/>
      <text:p text:style-name="Standard">graph: heat map of spreading areas</text:p>
      <text:p text:style-name="Standard">graph: death rate as of March 31st(colopleath)</text:p>
      <text:p text:style-name="Standard"><text:soft-page-break/>graph; comparison of 6 countries</text:p>
      <text:p text:style-name="Standard">graph: US and ITaly</text:p>
      <text:p text:style-name="Standard">\section{test}</text:p>
      <text:p text:style-name="Standard">measure us with sigmoid and exponential</text:p>
      <text:p text:style-name="Standard">with accumulated and fatalities</text:p>
      <text:p text:style-name="Standard">?compare the real result and fact?</text:p>
      <text:p text:style-name="Standard"/>
      <text:p text:style-name="Standard">\section{Result}</text:p>
      <text:p text:style-name="Standard"/>
      <text:p text:style-name="Standard">governmental policy</text:p>
      <text:p text:style-name="Standard"/>
      <text:p text:style-name="Standard">check if model is valid enough?</text:p>
      <text:p text:style-name="Standard">Italy, with one of Europe’s tightest lockdowns, is preparing for “Phase 2” – an easing affecting much more of daily life than the very limited easing that started on 14 April.</text:p>
      <text:p text:style-name="Standard">https://www.bbc.com/news/topics/crr7mlg0d2wt/italy</text:p>
      <text:p text:style-name="Standard"/>
      <text:p text:style-name="Standard">\section{Discussion}</text:p>
      <text:p text:style-name="Standard">Stay home!</text:p>
      <text:p text:style-name="Standard"/>
      <text:p text:style-name="Standard">\section{Summary}</text:p>
      <text:p text:style-name="Standard"/>
      <text:p text:style-name="Standard">\begin{figure}[h!]</text:p>
      <text:p text:style-name="Standard">\centering</text:p>
      <text:p text:style-name="Standard">\includegraphics[scale=1.7]{universe}</text:p>
      <text:p text:style-name="Standard">\caption{The Universe}</text:p>
      <text:p text:style-name="Standard">\label{fig:universe}</text:p>
      <text:p text:style-name="Standard">\end{figure}</text:p>
      <text:p text:style-name="Standard"/>
      <text:p text:style-name="Standard">\section{Conclusion}</text:p>
      <text:p text:style-name="Standard">``I always thought something was fundamentally wrong with the universe'' \citep{adams1995hitchhiker}</text:p>
      <text:p text:style-name="Standard"/>
      <text:p text:style-name="Standard">\bibliographystyle{plain}</text:p>
      <text:p text:style-name="Standard">\bibliography{references}</text:p>
      <text:p text:style-name="Standard">\end{document}<text:span text:style-name="T1">a</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IBM Plex Sans Devanagari1" svg:font-family="'IBM Plex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IBM Plex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IBM Plex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IBM Plex Sans Devanagari"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BM Plex Sans Devanagari1" style:font-family-complex="'IBM Plex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BM Plex Sans Devanagari1"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BM Plex Sans Devanagari1" style:font-family-complex="'IBM Plex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30T03:08:23.112173106</meta:creation-date>
    <dc:date>2020-04-30T03:09:50.028629973</dc:date>
    <meta:editing-duration>PT1M27S</meta:editing-duration>
    <meta:editing-cycles>1</meta:editing-cycles>
    <meta:document-statistic meta:table-count="0" meta:image-count="0" meta:object-count="0" meta:page-count="2" meta:paragraph-count="59" meta:word-count="395" meta:character-count="2779" meta:non-whitespace-character-count="2442"/>
    <meta:generator>LibreOffice/6.4.2.2$Linux_X86_64 LibreOffice_project/40$Build-2</meta:generator>
  </office:meta>
</office:document-meta>
</file>